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5e9" officeooo:paragraph-rsid="0014d5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nstruir una aplicación web llamada “Artículos”, con varios tipos de usuarios y permitirá a todos los usuarios (independientemente de su tipo) consultar un catálogo de artículos de una base de datos de una empresa.</text:p>
      <text:p text:style-name="P1">tanto la base de datos MySQL, como las tablas, como los datos reales de usuarios administradores y</text:p>
      <text:p text:style-name="P1">artículos tienes que <text:s/>crearlas. </text:p>
      <text:p text:style-name="P1">Usará una base de datos MySQL llamada “articulos”, y dentro de ésta usará 2</text:p>
      <text:p text:style-name="P1">tablas:</text:p>
      <text:p text:style-name="P1">1. Tabla “administradores”: Contiene los campos: usuario y clave, los 2 de tipo cadena de 56 caracteres. Aquí se guardan únicamente los nombres de usuarios y las claves de todos los usuarios administradores (webmasters).</text:p>
      <text:p text:style-name="P1">2. Tabla “articulos”: Contiene los campos: id (de tipo entero autoincrementado), nombre (cadena de 20</text:p>
      <text:p text:style-name="P1">caracteres), fechaalta (de tipo fecha), precio (de tipo real con 4 cifras enteras y 2 decimales) y descripcion (cadenas largas)</text:p>
      <text:p text:style-name="P1">Los distintos tipos de usuarios serán:</text:p>
      <text:p text:style-name="P1">1. Usuario invitado: No está registrado, y se le permite el acceso a la aplicación. Podrá entrar y ver el catálogo de artículos, pero no podrá eliminar artículos del catálogo. Cualquier visitante será “invitado” automáticamente desde el principio </text:p>
      <text:p text:style-name="P1">2. Usuario administrador: Está registrado en la tabla de administradores (usuario y clave), y lógicamente se le permite el acceso a la aplicación. Podrá ver el catálogo de artículos, y además podrá eliminar artículos del catálogo.</text:p>
      <text:p text:style-name="P1">En esta tabla sólo se guardan los datos de usuarios administradores, por tanto, los usuarios invitados</text:p>
      <text:p text:style-name="P1">serán todos los que no estén registrados.</text:p>
      <text:p text:style-name="P1"/>
      <text:p text:style-name="P1">Usará sesiones donde sea necesario.</text:p>
      <text:p text:style-name="P1">2. Se le llamará index.jsp a la página inicial de la aplicación, y desde ella se asignará el nombre usuario “anonimo” y el tipo “invitado” a cualquier usuario que cargue la página (aunque ya se hubiese identificado antes y fuese un administrador).</text:p>
      <text:p text:style-name="P1">Además, permitirá identificarse al usuario mediante un formulario donde se puedan introducir un nuevo nombre de usuario y una clave, para que los usuarios puedan identificarse dejando de ser anónimos invitados. </text:p>
      <text:p text:style-name="P1">Un botón Aceptar en el formulario permitirá desencadenar un mecanismo para identificar la identidad del usuario y dar paso al catálogo de artículos.</text:p>
      <text:p text:style-name="P1">3. En el catálogo de artículos se mostrarán todos los artículos de la base de datos con todos sus campos. Si el usuario es de tipo administrador podrá eliminar artículos (mediante un enlace “Eliminar” junto a cada artículo mostrado en el catálogo).</text:p>
      <text:p text:style-name="P1">Los usuarios invitados no podrán eliminar artículos (ni siquiera verán el enlace “Eliminar”), sólo podrán ver los artículos del catálogo.</text:p>
      <text:p text:style-name="P1">4. Tras pulsar, un administrador, en un enlace “Eliminar” de un artículo, deberá informarse al administrador del éxito o fracaso en la operación de eliminación.</text:p>
      <text:p text:style-name="P1">5. En todos los pies (zona inferior) de todas las páginas de la aplicación (si es que hay más de una) deberá informarse del nombre del usuario y de su tipo.</text:p>
      <text:p text:style-name="P1">6. Deberán añadirse enlaces “Cambiar de usuario” o “Volver al Catálogo” en las páginas donde sea convenien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09:26:18.300982862</meta:creation-date>
    <dc:date>2020-01-29T09:41:32.962901723</dc:date>
    <meta:editing-duration>PT15M15S</meta:editing-duration>
    <meta:editing-cycles>1</meta:editing-cycles>
    <meta:document-statistic meta:table-count="0" meta:image-count="0" meta:object-count="0" meta:page-count="1" meta:paragraph-count="22" meta:word-count="478" meta:character-count="2984" meta:non-whitespace-character-count="2524"/>
    <meta:generator>LibreOffice/5.1.6.2$Linux_X86_64 LibreOffice_project/10m0$Build-2</meta:generator>
  </office:meta>
</office:document-meta>
</file>